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List_20_Paragraph" style:list-style-name="WWNum7">
      <style:paragraph-properties fo:text-align="justify" style:justify-single-word="false"/>
    </style:style>
    <style:style style:name="P2" style:family="paragraph" style:parent-style-name="List_20_Paragraph" style:list-style-name="WWNum8">
      <style:paragraph-properties fo:text-align="justify" style:justify-single-word="false"/>
    </style:style>
    <style:style style:name="P3" style:family="paragraph" style:parent-style-name="List_20_Paragraph" style:list-style-name="WWNum8">
      <style:paragraph-properties fo:text-align="justify" style:justify-single-word="false"/>
      <style:text-properties officeooo:paragraph-rsid="001ba0a9"/>
    </style:style>
    <style:style style:name="P4" style:family="paragraph" style:parent-style-name="List_20_Paragraph">
      <style:paragraph-properties fo:text-align="justify" style:justify-single-word="false"/>
      <style:text-properties officeooo:paragraph-rsid="001ba0a9"/>
    </style:style>
    <style:style style:name="P5" style:family="paragraph" style:parent-style-name="List_20_Paragraph">
      <style:paragraph-properties fo:text-align="justify" style:justify-single-word="false"/>
      <style:text-properties fo:font-size="12pt" fo:language="en" fo:country="GB" style:font-size-asian="12pt" style:font-name-complex="Calibri1" style:font-size-complex="12pt"/>
    </style:style>
    <style:style style:name="P6" style:family="paragraph" style:parent-style-name="List_20_Paragraph" style:list-style-name="WWNum7">
      <style:paragraph-properties fo:text-align="justify" style:justify-single-word="false"/>
      <style:text-properties officeooo:rsid="001a16e1" officeooo:paragraph-rsid="001a16e1"/>
    </style:style>
    <style:style style:name="P7" style:family="paragraph" style:parent-style-name="List_20_Paragraph" style:list-style-name="WWNum8">
      <style:paragraph-properties fo:text-align="justify" style:justify-single-word="false"/>
      <style:text-properties officeooo:rsid="001a16e1" officeooo:paragraph-rsid="001ba0a9"/>
    </style:style>
    <style:style style:name="P8" style:family="paragraph" style:parent-style-name="Standard">
      <style:paragraph-properties fo:margin-top="0in" fo:margin-bottom="0.1945in" style:contextual-spacing="false" fo:line-height="100%" fo:text-align="center" style:justify-single-word="false"/>
    </style:style>
    <style:style style:name="P9" style:family="paragraph" style:parent-style-name="Standard">
      <style:paragraph-properties fo:margin-top="0.1945in" fo:margin-bottom="0.1945in" style:contextual-spacing="false" fo:line-height="100%" fo:text-align="center" style:justify-single-word="false"/>
    </style:style>
    <style:style style:name="P10" style:family="paragraph" style:parent-style-name="Standard">
      <style:paragraph-properties fo:margin-top="0.1945in" fo:margin-bottom="0.1945in" style:contextual-spacing="false" fo:line-height="100%" fo:text-align="center" style:justify-single-word="false" fo:padding-left="0in" fo:padding-right="0in" fo:padding-top="0in" fo:padding-bottom="0.0138in" fo:border-left="none" fo:border-right="none" fo:border-top="none" fo:border-bottom="0.51pt solid #000000"/>
    </style:style>
    <style:style style:name="P11" style:family="paragraph" style:parent-style-name="Standard">
      <style:paragraph-properties fo:margin-top="0.1945in" fo:margin-bottom="0.1945in" style:contextual-spacing="false" fo:line-height="100%" fo:text-align="justify" style:justify-single-word="false"/>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fo:padding-left="0in" fo:padding-right="0in" fo:padding-top="0in" fo:padding-bottom="0.0138in" fo:border-left="none" fo:border-right="none" fo:border-top="none" fo:border-bottom="0.51pt solid #000000"/>
    </style:style>
    <style:style style:name="P14" style:family="paragraph" style:parent-style-name="Standard">
      <style:paragraph-properties fo:text-align="justify" style:justify-single-word="false"/>
      <style:text-properties officeooo:paragraph-rsid="001a16e1"/>
    </style:style>
    <style:style style:name="P15" style:family="paragraph" style:parent-style-name="Standard">
      <style:paragraph-properties fo:margin-left="0.25in" fo:margin-right="0in" fo:text-align="justify" style:justify-single-word="false" fo:text-indent="0in" style:auto-text-indent="false"/>
      <style:text-properties fo:font-size="12pt" fo:language="en" fo:country="GB" style:font-size-asian="12pt" style:font-name-complex="Calibri1" style:font-size-complex="12pt"/>
    </style:style>
    <style:style style:name="P16" style:family="paragraph" style:parent-style-name="Standard">
      <style:paragraph-properties fo:text-align="justify" style:justify-single-word="false"/>
      <style:text-properties fo:font-size="12pt" fo:language="en" fo:country="GB" style:font-size-asian="12pt" style:font-name-complex="Calibri1" style:font-size-complex="12pt"/>
    </style:style>
    <style:style style:name="P17" style:family="paragraph" style:parent-style-name="Standard">
      <style:paragraph-properties fo:text-align="justify" style:justify-single-word="false"/>
      <style:text-properties fo:font-size="12pt" fo:language="en" fo:country="GB" officeooo:rsid="001d4aea" officeooo:paragraph-rsid="001d4aea" style:font-size-asian="12pt" style:font-name-complex="Calibri1" style:font-size-complex="12pt"/>
    </style:style>
    <style:style style:name="P18" style:family="paragraph" style:parent-style-name="Standard">
      <style:paragraph-properties fo:text-align="justify" style:justify-single-word="false"/>
      <style:text-properties fo:font-size="12pt" fo:language="en" fo:country="GB" officeooo:rsid="001d4aea" officeooo:paragraph-rsid="001f1a95" style:font-size-asian="12pt" style:font-name-complex="Calibri1" style:font-size-complex="12pt"/>
    </style:style>
    <style:style style:name="P19" style:family="paragraph" style:parent-style-name="Standard">
      <style:paragraph-properties fo:text-align="justify" style:justify-single-word="false"/>
      <style:text-properties fo:font-size="12pt" fo:language="en" fo:country="GB" officeooo:rsid="001d4aea" officeooo:paragraph-rsid="002196f6" style:font-size-asian="12pt" style:font-name-complex="Calibri1" style:font-size-complex="12pt"/>
    </style:style>
    <style:style style:name="P20" style:family="paragraph" style:parent-style-name="Standard">
      <style:paragraph-properties fo:text-align="justify" style:justify-single-word="false"/>
      <style:text-properties fo:font-size="12pt" fo:language="en" fo:country="GB" officeooo:rsid="001d4aea" officeooo:paragraph-rsid="0023ee03" style:font-size-asian="12pt" style:font-name-complex="Calibri1" style:font-size-complex="12pt"/>
    </style:style>
    <style:style style:name="P21" style:family="paragraph" style:parent-style-name="Standard">
      <style:paragraph-properties fo:text-align="justify" style:justify-single-word="false"/>
      <style:text-properties fo:font-size="12pt" fo:language="en" fo:country="US" fo:font-weight="bold" style:font-size-asian="12pt" style:font-weight-asian="bold" style:font-name-complex="Calibri1" style:font-size-complex="12pt" style:font-weight-complex="bold"/>
    </style:style>
    <style:style style:name="P22" style:family="paragraph" style:parent-style-name="Standard">
      <style:paragraph-properties fo:text-align="justify" style:justify-single-word="false"/>
      <style:text-properties fo:font-size="12pt" style:font-size-asian="12pt" style:font-name-complex="Calibri1" style:font-size-complex="12pt"/>
    </style:style>
    <style:style style:name="T1" style:family="text">
      <style:text-properties fo:color="#000000" loext:opacity="100%" fo:font-size="12pt" fo:language="en" fo:country="US" fo:font-weight="bold" style:font-name-asian="Times New Roman" style:font-size-asian="12pt" style:language-asian="pt" style:country-asian="PT" style:font-weight-asian="bold" style:font-name-complex="Calibri1" style:font-size-complex="12pt" style:font-weight-complex="bold" loext:padding="0in" loext:border="none" loext:shadow="none"/>
    </style:style>
    <style:style style:name="T2" style:family="text">
      <style:text-properties fo:color="#000000" loext:opacity="100%" fo:font-size="12pt" fo:font-weight="bold" style:font-name-asian="Times New Roman" style:font-size-asian="12pt" style:language-asian="pt" style:country-asian="PT" style:font-weight-asian="bold" style:font-name-complex="Calibri1" style:font-size-complex="12pt" style:font-weight-complex="bold" loext:padding="0in" loext:border="none" loext:shadow="none"/>
    </style:style>
    <style:style style:name="T3" style:family="text">
      <style:text-properties fo:color="#000000" loext:opacity="100%" fo:font-size="12pt" fo:font-weight="bold" style:font-name-asian="Times New Roman" style:font-size-asian="12pt" style:language-asian="pt" style:country-asian="PT" style:font-weight-asian="bold" style:font-name-complex="Calibri1" style:font-size-complex="12pt" style:font-weight-complex="bold"/>
    </style:style>
    <style:style style:name="T4" style:family="text">
      <style:text-properties fo:color="#000000" loext:opacity="100%" fo:font-size="12pt" fo:language="en" fo:country="GB" fo:font-weight="bold" style:font-name-asian="Times New Roman" style:font-size-asian="12pt" style:language-asian="pt" style:country-asian="PT" style:font-weight-asian="bold" style:font-name-complex="Calibri1" style:font-size-complex="12pt" style:font-weight-complex="bold"/>
    </style:style>
    <style:style style:name="T5" style:family="text">
      <style:text-properties fo:font-size="12pt" fo:language="en" fo:country="GB" style:font-size-asian="12pt" style:font-name-complex="Calibri1" style:font-size-complex="12pt"/>
    </style:style>
    <style:style style:name="T6" style:family="text">
      <style:text-properties fo:font-size="12pt" fo:language="en" fo:country="GB" officeooo:rsid="0027b3dc" style:font-size-asian="12pt" style:font-name-complex="Calibri1" style:font-size-complex="12pt"/>
    </style:style>
    <style:style style:name="T7" style:family="text">
      <style:text-properties fo:font-size="12pt" fo:language="en" fo:country="GB" officeooo:rsid="0029091a" style:font-size-asian="12pt" style:font-name-complex="Calibri1" style:font-size-complex="12pt"/>
    </style:style>
    <style:style style:name="T8" style:family="text">
      <style:text-properties fo:font-size="12pt" fo:font-weight="bold" style:font-size-asian="12pt" style:font-weight-asian="bold" style:font-name-complex="Calibri1" style:font-size-complex="12pt" style:font-weight-complex="bold"/>
    </style:style>
    <style:style style:name="T9" style:family="text">
      <style:text-properties fo:font-size="12pt" style:font-size-asian="12pt" style:font-name-complex="Calibri1" style:font-size-complex="12pt"/>
    </style:style>
    <style:style style:name="T10" style:family="text">
      <style:text-properties fo:font-size="12pt" fo:language="en" fo:country="US" style:font-size-asian="12pt" style:font-name-complex="Calibri1" style:font-size-complex="12pt"/>
    </style:style>
    <style:style style:name="T11" style:family="text">
      <style:text-properties fo:font-size="12pt" fo:language="en" fo:country="US" fo:font-weight="bold" style:font-size-asian="12pt" style:font-weight-asian="bold" style:font-name-complex="Calibri1" style:font-size-complex="12pt" style:font-weight-complex="bold"/>
    </style:style>
    <style:style style:name="T12" style:family="text">
      <style:text-properties fo:font-size="12pt" fo:language="es" fo:country="ES" style:font-size-asian="12pt" style:font-name-complex="Calibri1" style:font-size-complex="12pt"/>
    </style:style>
    <style:style style:name="T13" style:family="text">
      <style:text-properties officeooo:rsid="001ba0a9"/>
    </style:style>
    <style:style style:name="T14" style:family="text">
      <style:text-properties officeooo:rsid="001d4aea"/>
    </style:style>
    <style:style style:name="T15" style:family="text">
      <style:text-properties officeooo:rsid="001f1a95"/>
    </style:style>
    <style:style style:name="T16" style:family="text">
      <style:text-properties officeooo:rsid="001fba92"/>
    </style:style>
    <style:style style:name="T17" style:family="text">
      <style:text-properties officeooo:rsid="0020c95c"/>
    </style:style>
    <style:style style:name="T18" style:family="text">
      <style:text-properties officeooo:rsid="002196f6"/>
    </style:style>
    <style:style style:name="T19" style:family="text">
      <style:text-properties officeooo:rsid="0021bd39"/>
    </style:style>
    <style:style style:name="T20" style:family="text">
      <style:text-properties officeooo:rsid="00238bae"/>
    </style:style>
    <style:style style:name="T21" style:family="text">
      <style:text-properties officeooo:rsid="00239126"/>
    </style:style>
    <style:style style:name="T22" style:family="text">
      <style:text-properties officeooo:rsid="0023ee03"/>
    </style:style>
    <style:style style:name="T23" style:family="text">
      <style:text-properties fo:font-style="italic" style:font-style-asian="italic" style:font-style-complex="italic"/>
    </style:style>
    <style:style style:name="T24" style:family="text">
      <style:text-properties fo:font-style="italic" officeooo:rsid="0020c95c" style:font-style-asian="italic" style:font-style-complex="italic"/>
    </style:style>
    <style:style style:name="T25" style:family="text">
      <style:text-properties fo:font-style="italic" officeooo:rsid="0023ee03" style:font-style-asian="italic" style:font-style-complex="italic"/>
    </style:style>
    <style:style style:name="T26" style:family="text">
      <style:text-properties fo:font-style="italic" officeooo:rsid="0021bd39" style:font-style-asian="italic" style:font-style-complex="italic"/>
    </style:style>
    <style:style style:name="T27" style:family="text">
      <style:text-properties fo:font-style="italic" officeooo:rsid="00238bae" style:font-style-asian="italic" style:font-style-complex="italic"/>
    </style:style>
    <style:style style:name="T28" style:family="text">
      <style:text-properties officeooo:rsid="00258e4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REPORT YEAR 3</text:span></text:p>
      <text:p text:style-name="P9"><text:span text:style-name="T1">DATA SCIENCE AND OVER-INDEBTEDNESS: USE OF ARTIFICIAL INTELLIGENCE ALGORITHMS IN CREDIT CONSUMPTION AND INDEBTEDNESS CONCILIATION IN PORTUGAL (AICE)</text:span></text:p>
      <text:p text:style-name="P10"><text:span text:style-name="T2">Referência do Projeto: DSAIPA/DS/0113/2019</text:span></text:p>
      <text:p text:style-name="P11"><text:span text:style-name="T2">I. Resumo dos trabalhos - max. 6000 chars</text:span></text:p>
      <text:p text:style-name="P12"><text:span text:style-name="T5">The works developed in the first year of the project can be summarized by the following points:</text:span></text:p>
      <text:list xml:id="list2926924459" text:style-name="WWNum7">
        <text:list-item>
          <text:p text:style-name="P1"><text:span text:style-name="T5">Development of Interventions to assist consumer indebtedness and Second system release and prediction model.</text:span></text:p>
        </text:list-item>
        <text:list-item>
          <text:p text:style-name="P1"><text:span text:style-name="T5">Development of over-indebtedness prevention programs</text:span></text:p>
        </text:list-item>
        <text:list-item>
          <text:p text:style-name="P6"><text:span text:style-name="T5">Predictive Model for Over-indebtedness</text:span></text:p>
        </text:list-item>
      </text:list>
      <text:p text:style-name="P14"><text:span text:style-name="T5">These points are detailed in the continuation.</text:span></text:p>
      <text:list xml:id="list897223895" text:style-name="WWNum8">
        <text:list-item>
          <text:p text:style-name="P2"><text:span text:style-name="T5">Development of Interventions to assist consumer indebtedness and Second system release and prediction model.</text:span></text:p>
        </text:list-item>
      </text:list>
      <text:p text:style-name="P15"/>
      <text:list xml:id="list191222203147442" text:continue-numbering="true" text:style-name="WWNum8">
        <text:list-item>
          <text:p text:style-name="P3"><text:span text:style-name="T5">Development of over-indebtedness prevention programs</text:span></text:p>
        </text:list-item>
      </text:list>
      <text:p text:style-name="P4"><text:span text:style-name="T5"/></text:p>
      <text:p text:style-name="P4"><text:span text:style-name="T5"/></text:p>
      <text:list xml:id="list191220248341141" text:continue-numbering="true" text:style-name="WWNum8">
        <text:list-item>
          <text:p text:style-name="P7"><text:span text:style-name="T5">Predictive Model for Over-indebtedness/</text:span><text:span text:style-name="T6">Poverty </text:span><text:span text:style-name="T7">(por decidir)</text:span></text:p>
        </text:list-item>
      </text:list>
      <text:p text:style-name="P5"/>
      <text:p text:style-name="P16"><text:tab/><text:span text:style-name="T13">As an attempt to further demonstrate the power of using </text:span><text:span text:style-name="T14">Automated Machine Learning (AutoML) to obtain predictive models capable of identifying risk of over-indebtedness by means of Supervised Machine Learning, a new technique was employed. </text:span><text:span text:style-name="T16">Two AutoML </text:span><text:span text:style-name="T17">approaches were used: a</text:span><text:span text:style-name="T16"> Grid Search to </text:span><text:span text:style-name="T17">train and </text:span><text:span text:style-name="T16">test several <text:s/>models configurations </text:span><text:span text:style-name="T19">within a pre-defined hyperparameters search space</text:span><text:span text:style-name="T16">; </text:span><text:span text:style-name="T17">and an</text:span><text:span text:style-name="T16"> AutoML tool based on genetic programming to automate the optimization of machine learning pipelines.</text:span></text:p>
      <text:p text:style-name="P17"><text:tab/><text:span text:style-name="T22">A </text:span>new dataset was <text:span text:style-name="T22">collected,</text:span> which includes various characteristics such as socio-demographics, income, employment, savings, financial behavio<text:span text:style-name="T28">u</text:span>rs, skills, and attitudes of the participants who took part in the National Financial Well-Being Survey conducted by the Consumer Financial Protection Bureau in 2017 in the United States. The objective of <text:span text:style-name="T22">using</text:span> this <text:span text:style-name="T22">new</text:span> dataset was to demonstrate the potential of AutoML in accurately predicting the poverty status of the respondents with <text:span text:style-name="T22">high</text:span> performance.</text:p>
      <text:p text:style-name="P18"><text:tab/><text:span text:style-name="T15">To achieve the proposed goal, a</text:span><text:span text:style-name="T22">n</text:span><text:span text:style-name="T15"> exhaustive </text:span><text:span text:style-name="T17">Grid</text:span><text:span text:style-name="T15"> </text:span><text:span text:style-name="T17">H</text:span><text:span text:style-name="T15">yperparameter </text:span><text:span text:style-name="T17">S</text:span><text:span text:style-name="T15">earch was performed, which resulted in 172 different models being trained and evaluated. In order to more reliably assess the performance of each model, a Stratified 10-Fold </text:span><text:soft-page-break/><text:span text:style-name="T15">Cross Validation was employed and the results were averaged across the different folds. In order to assess the effectiveness of each model and consider the target variable's imbalance, the evaluation relied not only on the accuracy score but also on the f1 measure, as well as the precision and recall weighted across all target classes. </text:span><text:span text:style-name="T19">The Grid Search Hyperparameters Tuning was performed over plenty of different Machine Learning Classification algorithms: (1) Decision Tree, (2) Random Forest, (3) Gradient Boosting, (4) Adaptive Boosting, (5) Support Vector Machines, (6) KNN and (7) Multi Layer Perceptron.</text:span></text:p>
      <text:p text:style-name="P20"><text:span text:style-name="T15"><text:tab/>Furthermore, </text:span><text:span text:style-name="T19">the project also</text:span><text:span text:style-name="T17"> assess</text:span><text:span text:style-name="T19">ed</text:span><text:span text:style-name="T17"> the power of a different AutoML tool </text:span><text:span text:style-name="T22">called</text:span><text:span text:style-name="T17"> </text:span><text:span text:style-name="T24">TPOT</text:span><text:span text:style-name="T16">, which stands for Tree-based Pipeline Optimization Tool. </text:span><text:span text:style-name="T22">This tool was u</text:span><text:span text:style-name="T19">sed </text:span><text:span text:style-name="T16">to </text:span><text:span text:style-name="T22">identify</text:span><text:span text:style-name="T16"> the </text:span><text:span text:style-name="T17">Machine Learning Pipelines</text:span><text:span text:style-name="T16"> with greatest potential in correctly predicting the risk of over-indebtedness </text:span><text:span text:style-name="T22">by using</text:span><text:span text:style-name="T17"> genetic programming to </text:span><text:span text:style-name="T18">iteratively find the pipelines that reveal </text:span><text:span text:style-name="T19">the highest</text:span><text:span text:style-name="T18"> fitness, </text:span><text:span text:style-name="T19">which, </text:span><text:span text:style-name="T18">in our case, </text:span><text:span text:style-name="T19">was </text:span><text:span text:style-name="T18">the highest weighted f1 scor</text:span><text:span text:style-name="T19">e</text:span><text:span text:style-name="T18">. The greatest advantage of using this tool </text:span><text:span text:style-name="T19">compared</text:span><text:span text:style-name="T18"> to using the Grid Hyperparameter Search, is that </text:span><text:span text:style-name="T19">i</text:span><text:span text:style-name="T16">t automates the most tedious part of machine learning by intelligently exploring thousands of possible pipelines to find the best one, which includes feature selection, preprocessing and construction beyond the model selection. </text:span><text:span text:style-name="T18">This way, no hyperparameter search space was pre-defined and the tool itself found the best </text:span><text:span text:style-name="T28">pipeline</text:span><text:span text:style-name="T18"> configurations by means of genetic programming. </text:span><text:span text:style-name="T22">Once more, in order to more reliably finding the optimal pipeline, </text:span><text:span text:style-name="T25">TPOT</text:span><text:span text:style-name="T22"> used the same <text:s/></text:span><text:span text:style-name="T15">Stratified 10-Fold Cross Validation </text:span><text:span text:style-name="T22">split that was used on the Grid Search. This way, it is possible to </text:span><text:span text:style-name="T28">correctly</text:span><text:span text:style-name="T22"> compare the results of </text:span><text:span text:style-name="T28">the</text:span><text:span text:style-name="T22"> two AutoML tools.</text:span></text:p>
      <text:p text:style-name="P19"><text:tab/>For the initial AutoML approach, two datasets were <text:span text:style-name="T28">used</text:span>: the original cleaned dataset and a reduced version (80 features) obtained by applying <text:span text:style-name="T23">RFE</text:span> (Recursive Feature Elimination) to identify the most informative features and eliminate redundancy. In contrast, <text:span text:style-name="T23">TPOT</text:span> incorporates feature selection into the optimized pipelines, rendering the manual feature selection step unnecessary.</text:p>
      <text:p text:style-name="P19"><text:tab/><text:span text:style-name="T20">After analysing the performance of the 172 models obtained by the Grid Hyperparameter Search on the original dataset and the reduced dataset, as well as the performance of the best model found by the </text:span><text:span text:style-name="T27">TPOT</text:span><text:span text:style-name="T20"> … </text:span><text:span text:style-name="T21">(To be continued)</text:span></text:p>
      <text:p text:style-name="P11"><text:span text:style-name="T2">II. Desvio à proposta aprovada - max. 6000 chars</text:span></text:p>
      <text:p text:style-name="P11"><text:span text:style-name="T5">In the third year of project, </text:span></text:p>
      <text:p text:style-name="P12"><text:span text:style-name="T8">Outcomes (2022)</text:span></text:p>
      <text:p text:style-name="P12"><text:span text:style-name="T9">Castelli, M., Pinto, D. C., Shuqair, S., Montali, D., &amp; Vanneschi, L. (2022). </text:span><text:span text:style-name="T10">The Benefits of Automated Machine Learning in Hospitality. Emerging Science Journal, 6(6), 1237-1254.</text:span></text:p>
      <text:p text:style-name="P12"><text:span text:style-name="T9">Vorobeva, D., El Fassi, Y., Costa Pinto, D., Hildebrand, D., Herter, M. M., &amp; Mattila, A. S. (2022). </text:span><text:span text:style-name="T10">Thinking skills don’t protect service workers from replacement by Artificial Intelligence. Journal of Service Research, 25(4), 601-613.</text:span></text:p>
      <text:p text:style-name="P12"><text:soft-page-break/><text:span text:style-name="T10">Mendonça, Y. V., Naranjo, P. G. V., &amp; Pinto, D. C. (2022). The Role of Technology in the Learning Process. Emerging Science Journal, 6(Special Issue), 280-295.</text:span></text:p>
      <text:p text:style-name="P12"><text:span text:style-name="T10">Ferreira, M. et al. (2022). Fighting Over-Indebtedness: An Artificial Intelligence Approach: An Abstract. In: Pantoja, F., Wu, S. (eds) From Micro to Macro: Dealing with Uncertainties in the Global Marketplace. AMSAC 2020. Developments in Marketing Science: Proceedings of the Academy of Marketing Science. Springer, Cham. https://doi.org/10.1007/978-3-030-89883-0_158</text:span></text:p>
      <text:p text:style-name="P12"><text:span text:style-name="T11">Outcomes (2023)</text:span></text:p>
      <text:p text:style-name="P12"><text:span text:style-name="T10">Pinto, D. C., &amp; Castagna, A. C. (Accepted/In press). Looking ahead the scarcity: Scarcity immutability increases future positive orientation. Poster session presented at SCP 2023 Annual Conference, San Juan, Puerto Rico.</text:span></text:p>
      <text:p text:style-name="P12"><text:span text:style-name="T10">* Winner of 2022-23 SCP Dissertation Proposal Competition</text:span></text:p>
      <text:p text:style-name="P21"/>
      <text:p text:style-name="P12"><text:span text:style-name="T11">Scholarships in 2022</text:span></text:p>
      <text:p text:style-name="P12"><text:span text:style-name="T10">Ana Rita Gonçalves (PhD)</text:span></text:p>
      <text:p text:style-name="P12"><text:span text:style-name="T12">Rafael Luis Wagner (PhD)</text:span></text:p>
      <text:p text:style-name="P12"><text:span text:style-name="T12">Yasmina El Fassi (PhD)</text:span></text:p>
      <text:p text:style-name="P12"><text:span text:style-name="T10">Joana Tavares (MSc)</text:span></text:p>
      <text:p text:style-name="P21"/>
      <text:p text:style-name="P12"><text:span text:style-name="T11">Scholarships in 2023</text:span></text:p>
      <text:p text:style-name="P12"><text:span text:style-name="T9">Ana Rita Gonçalves (PhD)</text:span></text:p>
      <text:p text:style-name="P12"><text:span text:style-name="T9">Inês Magessi (MSc)</text:span></text:p>
      <text:p text:style-name="P22"/>
      <text:p text:style-name="P12"><text:span text:style-name="T10">In the AICE project, several master students finished their thesis:</text:span></text:p>
      <text:p text:style-name="P13"><text:span text:style-name="T10">2022</text:span></text:p>
      <text:p text:style-name="P12"><text:span text:style-name="T11">PhD</text:span></text:p>
      <text:p text:style-name="P12"><text:span text:style-name="T10">Ana Carina Castagna d20190071<text:tab/>28/10/2022 (topic: financial scarcity and indebtedness)</text:span></text:p>
      <text:p text:style-name="P12"><text:span text:style-name="T11">Masters</text:span></text:p>
      <text:p text:style-name="P12"><text:span text:style-name="T10">Rafaela Reck m20190786<text:tab/>25/01/2022 (topic: information transparency)</text:span></text:p>
      <text:p text:style-name="P12"><text:span text:style-name="T9">Catarina Portugal Coelho Lopes Saraiva 20201118<text:tab/>26/10/2022 (topic: pandemic and consumer vulnerabilit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pt" fo:country="PT"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pt" fo:country="PT"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I" text:start-value="3">
        <style:list-level-properties text:list-level-position-and-space-mode="label-alignment">
          <style:list-level-label-alignment text:label-followed-by="listtab" fo:text-indent="-0.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I">
        <style:list-level-properties text:list-level-position-and-space-mode="label-alignment" fo:text-align="end">
          <style:list-level-label-alignment text:label-followed-by="listtab" fo:text-indent="-0.25in" fo:margin-left="0.2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iego Costa Pinto</meta:initial-creator>
    <meta:editing-cycles>53</meta:editing-cycles>
    <meta:creation-date>2023-02-15T10:18:00</meta:creation-date>
    <dc:date>2023-04-25T19:12:20.013959227</dc:date>
    <meta:editing-duration>PT4H29M33S</meta:editing-duration>
    <meta:generator>LibreOffice/7.3.7.2$Linux_X86_64 LibreOffice_project/30$Build-2</meta:generator>
    <meta:document-statistic meta:table-count="0" meta:image-count="0" meta:object-count="0" meta:page-count="3" meta:paragraph-count="43" meta:word-count="912" meta:character-count="6264" meta:non-whitespace-character-count="5392"/>
    <meta:user-defined meta:name="AppVersion">16.0000</meta:user-defined>
    <meta:template xlink:type="simple" xlink:actuate="onRequest" xlink:title="Normal" xlink:href=""/>
  </office:meta>
</office:document-meta>
</file>